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6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2.55cm" fo:min-width="5.4cm"/>
    </style:style>
    <style:style style:name="gr3" style:family="graphic" style:parent-style-name="standard">
      <style:graphic-properties draw:textarea-horizontal-align="justify" draw:textarea-vertical-align="middle" draw:auto-grow-height="false" fo:min-height="15.15cm" fo:min-width="5.1cm"/>
    </style:style>
    <style:style style:name="gr4" style:family="graphic" style:parent-style-name="standard">
      <style:graphic-properties draw:textarea-horizontal-align="justify" draw:textarea-vertical-align="middle" draw:auto-grow-height="false" fo:min-height="14.45cm" fo:min-width="4.9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2.05cm" fo:min-width="4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65cm" fo:min-width="4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1.45cm" fo:min-width="4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428cm" style:use-optimal-column-width="false"/>
    </style:style>
    <style:style style:name="co2" style:family="table-column">
      <style:table-column-properties style:column-width="4.584cm" style:use-optimal-column-width="false"/>
    </style:style>
    <style:style style:name="co3" style:family="table-column">
      <style:table-column-properties style:column-width="3.945cm" style:use-optimal-column-width="false"/>
    </style:style>
    <style:style style:name="co4" style:family="table-column">
      <style:table-column-properties style:column-width="4.252cm" style:use-optimal-column-width="false"/>
    </style:style>
    <style:style style:name="co5" style:family="table-column">
      <style:table-column-properties style:column-width="5.218cm" style:use-optimal-column-width="false"/>
    </style:style>
    <style:style style:name="co6" style:family="table-column">
      <style:table-column-properties style:column-width="4.858cm" style:use-optimal-column-width="false"/>
    </style:style>
    <style:style style:name="co7" style:family="table-column">
      <style:table-column-properties style:column-width="4.86cm" style:use-optimal-column-width="false"/>
    </style:style>
    <style:style style:name="co8" style:family="table-column">
      <style:table-column-properties style:column-width="4.334cm" style:use-optimal-column-width="false"/>
    </style:style>
    <style:style style:name="ro1" style:family="table-row">
      <style:table-row-properties style:row-height="-3.483cm"/>
    </style:style>
    <style:style style:name="ro2" style:family="table-row">
      <style:table-row-properties style:row-height="0.992cm"/>
    </style:style>
    <style:style style:name="ro3" style:family="table-row">
      <style:table-row-properties style:row-height="1.099cm"/>
    </style:style>
    <style:style style:name="ro4" style:family="table-row">
      <style:table-row-properties style:row-height="1.28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cm"/>
    </style:style>
    <style:style style:name="ro7" style:family="table-row">
      <style:table-row-properties style:row-height="-1.624cm"/>
    </style:style>
    <style:style style:name="ro8" style:family="table-row">
      <style:table-row-properties style:row-height="0.6cm"/>
    </style:style>
    <style:style style:name="ro9" style:family="table-row">
      <style:table-row-properties style:row-height="-1.111cm"/>
    </style:style>
    <style:style style:name="ro10" style:family="table-row">
      <style:table-row-properties style:row-height="0.974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12.9cm" svg:x="7.7cm" svg:y="1.1cm">
          <text:p text:style-name="P1"><text:s text:c="8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9cm" svg:height="12.8cm" svg:x="13.9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6cm" svg:height="15.4cm" svg:x="1.3cm" svg:y="8.5cm">
          <text:p text:style-name="P1"><text:s text:c="6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4cm" svg:height="14.7cm" svg:x="13.4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2.3cm" svg:x="1.9cm" svg:y="8.7cm">
          <text:p text:style-name="P1">Employe</text:p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1.9cm" svg:x="13.8cm" svg:y="14.2cm">
          <text:p text:style-name="P1">Produc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cm" svg:height="1.3cm" svg:x="8cm" svg:y="1.4cm">
          <text:p text:style-name="P1">Employe 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7cm" svg:height="1.7cm" svg:x="14.5cm" svg:y="1.9cm">
          <text:p text:style-name="P1">Skills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s" svg:x1="12.7cm" svg:y1="7.55cm" svg:x2="13.9cm" svg:y2="7.5cm" draw:start-shape="id1" draw:start-glue-point="1" draw:end-shape="id2" draw:end-glue-point="3" svg:d="M12700 7550h501l198-50h501" svg:viewBox="0 0 1201 51">
          <text:p/>
        </draw:connector>
        <draw:connector draw:style-name="gr9" draw:text-style-name="P4" draw:layer="layout" draw:type="lines" svg:x1="13.4cm" svg:y1="21.35cm" svg:x2="6.9cm" svg:y2="16.2cm" draw:start-shape="id3" draw:start-glue-point="3" draw:end-shape="id4" draw:end-glue-point="1" svg:d="M13400 21350h-501l-5498-5150h-501" svg:viewBox="0 0 6501 5151">
          <text:p/>
        </draw:connector>
        <draw:connector draw:style-name="gr9" draw:text-style-name="P4" draw:layer="layout" draw:type="lines" svg:x1="7.7cm" svg:y1="7.55cm" svg:x2="4.1cm" svg:y2="8.5cm" draw:start-shape="id1" draw:start-glue-point="3" draw:end-shape="id4" draw:end-glue-point="0" svg:d="M7700 7550h-501l-3099 449v501" svg:viewBox="0 0 3601 951">
          <text:p/>
        </draw:connector>
        <draw:frame draw:style-name="standard" draw:layer="layout" svg:width="4.427cm" svg:height="4.343cm" svg:x="1.967cm" svg:y="18.763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yellow3">
                <text:p>GET one()</text:p>
              </table:table-cell>
            </table:table-row>
            <table:table-row table:style-name="ro2">
              <table:table-cell table:style-name="yellow2">
                <text:p>Get all()</text:p>
              </table:table-cell>
            </table:table-row>
            <table:table-row table:style-name="ro3">
              <table:table-cell table:style-name="yellow1">
                <text:p>Update one()</text:p>
              </table:table-cell>
            </table:table-row>
            <table:table-row table:style-name="ro4">
              <table:table-cell table:style-name="yellow2">
                <text:p>Create one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583cm" svg:height="6.542cm" svg:x="1.894cm" svg:y="11.298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gray3">
                <text:p>_id</text:p>
              </table:table-cell>
            </table:table-row>
            <table:table-row table:style-name="ro5">
              <table:table-cell table:style-name="gray2">
                <text:p>Employe</text:p>
              </table:table-cell>
            </table:table-row>
            <table:table-row table:style-name="ro5">
              <table:table-cell table:style-name="gray1">
                <text:p>ProductName</text:p>
              </table:table-cell>
            </table:table-row>
            <table:table-row table:style-name="ro5">
              <table:table-cell table:style-name="gray2">
                <text:p>StartDate</text:p>
              </table:table-cell>
            </table:table-row>
            <table:table-row table:style-name="ro6">
              <table:table-cell table:style-name="gray1">
                <text:p>EndDate</text:p>
              </table:table-cell>
            </table:table-row>
            <table:table-row table:style-name="ro6">
              <table:table-cell table:style-name="gray2">
                <text:p>Created &amp;</text:p>
                <text:p>update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44cm" svg:height="6.542cm" svg:x="8.26cm" svg:y="2.823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gray3">
                <text:p>Created &amp;</text:p>
                <text:p>updated</text:p>
              </table:table-cell>
            </table:table-row>
            <table:table-row table:style-name="ro6">
              <table:table-cell table:style-name="gray2">
                <text:p>_id</text:p>
              </table:table-cell>
            </table:table-row>
            <table:table-row table:style-name="ro5">
              <table:table-cell table:style-name="gray1">
                <text:p>Name</text:p>
              </table:table-cell>
            </table:table-row>
            <table:table-row table:style-name="ro5">
              <table:table-cell table:style-name="gray2">
                <text:p>Designation</text:p>
              </table:table-cell>
            </table:table-row>
            <table:table-row table:style-name="ro5">
              <table:table-cell table:style-name="gray1">
                <text:p>Role</text:p>
              </table:table-cell>
            </table:table-row>
            <table:table-row table:style-name="ro5">
              <table:table-cell table:style-name="gray2">
                <text:p>Leve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51cm" svg:height="3.887cm" svg:x="8.126cm" svg:y="9.706cm">
          <table:table table:template-name="yellow" table:use-first-row-styles="true" table:use-banding-rows-styles="true">
            <table:table-column table:style-name="co4"/>
            <table:table-row table:style-name="ro5">
              <table:table-cell table:style-name="yellow3">
                <text:p>Get one()</text:p>
              </table:table-cell>
            </table:table-row>
            <table:table-row table:style-name="ro5">
              <table:table-cell table:style-name="yellow2">
                <text:p>Get all()</text:p>
              </table:table-cell>
            </table:table-row>
            <table:table-row table:style-name="ro5">
              <table:table-cell table:style-name="yellow1">
                <text:p>Update one()</text:p>
              </table:table-cell>
            </table:table-row>
            <table:table-row table:style-name="ro5">
              <table:table-cell table:style-name="yellow2">
                <text:p>Create one()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217cm" svg:height="5.57cm" svg:x="14.101cm" svg:y="3.915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gray3">
                <text:p>_id</text:p>
              </table:table-cell>
            </table:table-row>
            <table:table-row table:style-name="ro8">
              <table:table-cell table:style-name="gray2">
                <text:p>Employe</text:p>
              </table:table-cell>
            </table:table-row>
            <table:table-row table:style-name="ro8">
              <table:table-cell table:style-name="gray1">
                <text:p>PrimarySlills</text:p>
              </table:table-cell>
            </table:table-row>
            <table:table-row table:style-name="ro8">
              <table:table-cell table:style-name="gray2">
                <text:p>SecondarySkills</text:p>
              </table:table-cell>
            </table:table-row>
            <table:table-row table:style-name="ro8">
              <table:table-cell table:style-name="gray1">
                <text:p>Created &amp;</text:p>
                <text:p>update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57cm" svg:height="3.887cm" svg:x="14.29cm" svg:y="9.627cm">
          <table:table table:template-name="yellow" table:use-first-row-styles="true" table:use-banding-rows-styles="true">
            <table:table-column table:style-name="co6"/>
            <table:table-row table:style-name="ro5">
              <table:table-cell table:style-name="yellow3">
                <text:p>GET one()</text:p>
              </table:table-cell>
            </table:table-row>
            <table:table-row table:style-name="ro6">
              <table:table-cell table:style-name="yellow2">
                <text:p>CREATE one()</text:p>
              </table:table-cell>
            </table:table-row>
            <table:table-row table:style-name="ro6">
              <table:table-cell table:style-name="yellow1">
                <text:p>UPDATE one()</text:p>
              </table:table-cell>
            </table:table-row>
            <table:table-row table:style-name="ro5">
              <table:table-cell table:style-name="yellow2">
                <text:p>DELETE one()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859cm" svg:height="3.889cm" svg:x="13.682cm" svg:y="24.723cm">
          <table:table table:template-name="yellow" table:use-first-row-styles="true" table:use-banding-rows-styles="true">
            <table:table-column table:style-name="co7"/>
            <table:table-row table:style-name="ro9">
              <table:table-cell table:style-name="yellow3">
                <text:p>GET one()</text:p>
              </table:table-cell>
            </table:table-row>
            <table:table-row table:style-name="ro5">
              <table:table-cell table:style-name="yellow2">
                <text:p>CREATE one()</text:p>
              </table:table-cell>
            </table:table-row>
            <table:table-row table:style-name="ro5">
              <table:table-cell table:style-name="yellow1">
                <text:p>UPDATE one()</text:p>
              </table:table-cell>
            </table:table-row>
            <table:table-row table:style-name="ro10">
              <table:table-cell table:style-name="yellow2">
                <text:p>DELETE one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333cm" svg:height="8.225cm" svg:x="13.942cm" svg:y="16.24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gray3">
                <text:p>Name</text:p>
              </table:table-cell>
            </table:table-row>
            <table:table-row table:style-name="ro5">
              <table:table-cell table:style-name="gray2">
                <text:p>Description</text:p>
              </table:table-cell>
            </table:table-row>
            <table:table-row table:style-name="ro5">
              <table:table-cell table:style-name="gray1">
                <text:p>EstimateStart</text:p>
              </table:table-cell>
            </table:table-row>
            <table:table-row table:style-name="ro6">
              <table:table-cell table:style-name="gray2">
                <text:p>Congirm start</text:p>
              </table:table-cell>
            </table:table-row>
            <table:table-row table:style-name="ro6">
              <table:table-cell table:style-name="gray1">
                <text:p>EstimatedEnd</text:p>
              </table:table-cell>
            </table:table-row>
            <table:table-row table:style-name="ro5">
              <table:table-cell table:style-name="gray2">
                <text:p>Status</text:p>
              </table:table-cell>
            </table:table-row>
            <table:table-row table:style-name="ro5">
              <table:table-cell table:style-name="gray1">
                <text:p>Created &amp; updated</text:p>
              </table:table-cell>
            </table:table-row>
          </table:table>
          <draw:image xlink:href="Pictures/TablePreview8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2:25:30.468929618</meta:creation-date>
    <dc:date>2019-08-20T11:47:22.866177674</dc:date>
    <meta:editing-duration>PT17M35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